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78f" officeooo:paragraph-rsid="001bb78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b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st</text:span> of <text:span text:style-name="T4">August</text:span> 202<text:span text:style-name="T5">3</text:span> under the <text:span text:style-name="T5">35th</text:span> PA Meeting.</text:p>
      <text:p text:style-name="P1"/>
      <text:p text:style-name="P1">The Assembly, recognising the current situation,</text:p>
      <text:p text:style-name="P1"/>
      <text:p text:style-name="P4">Constitutes the need to implement the real time clock vanillatweak, this simply because it would be an interesting figure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Thanster</text:p>
      <text:p text:style-name="P4">FVerndari</text:p>
      <text:p text:style-name="P4">Eldegron</text:p>
      <text:p text:style-name="P4">Comradedoggo_23</text:p>
      <text:p text:style-name="P1"/>
      <text:p text:style-name="P1"/>
      <text:p text:style-name="P1"/>
      <text:p text:style-name="Standard"><text:span text:style-name="T1">[</text:span><text:span text:style-name="T2">Motion 35-5: To implement the real time clock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21:46:36.616880525</dc:date>
    <meta:editing-duration>PT2M10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1" meta:word-count="58" meta:character-count="392" meta:non-whitespace-character-count="345"/>
  </office:meta>
</office:document-meta>
</file>